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FreeSerif" svg:font-family="FreeSerif"/>
  </office:font-face-decls>
  <office:automatic-styles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style:text-underline-type="single"/>
    </style:style>
    <style:style style:name="P1" style:family="paragraph" style:parent-style-name="Normal">
      <style:paragraph-properties fo:text-indent="-0.3in"/>
    </style:style>
    <text:list-style style:name="L1">
      <text:list-level-style-bullet text:level="1" text:bullet-char="•">
        <style:text-properties style:font-name="FreeSerif"/>
        <style:list-level-properties text:min-label-width="0.3in" text:space-before="0.508000cm"/>
      </text:list-level-style-bullet>
      <text:list-level-style-bullet text:level="2" text:bullet-char="•">
        <style:text-properties style:font-name="FreeSerif"/>
        <style:list-level-properties text:min-label-width="0.3in" text:space-before="1.778000cm"/>
      </text:list-level-style-bullet>
    </text:list-style>
  </office:automatic-styles>
  <office:body>
    <office:text>
      <text:p text:style-name="Heading 1">SpatiaLite</text:p>
      <text:p text:style-name="Heading 2">About</text:p>
      <text:p text:style-name="Normal"><text:a xlink:href="http://www.gaia-gis.it/spatialite/">SpatiaLite</text:a> is an SQLite database engine with spatial functions added. </text:p>
      <text:list text:style-name="L1">
        <text:list-item>
          <text:p text:style-name="P1"><text:tab/><text:span text:style-name="T1">SQLite</text:span> is a popular DBMS, simple, robust, easy to use and really lightweight</text:p>
        </text:list-item>
        <text:list-item>
          <text:p text:style-name="P1"><text:tab/>each SQLite database is simply a file; you can freely copy it, compress it, send it on a LAN or WEB with no complication at all<text:line-break/> They are also <text:span text:style-name="T2">portables</text:span>; the same database file will work on Windows, Linux, MacOs etc</text:p>
        </text:list-item>
        <text:list-item>
          <text:p text:style-name="P1"><text:tab/>the <text:span text:style-name="T1">SpatiaLite</text:span> extension enables SQLite to support spatial data conformant to OGC specifications. </text:p>
          <text:list>
            <text:list-item>
              <text:p text:style-name="P1"><text:tab/>supports standard <text:span text:style-name="T1">WKT</text:span> and <text:span text:style-name="T1">WKB</text:span> formats</text:p>
            </text:list-item>
            <text:list-item>
              <text:p text:style-name="P1"><text:tab/>implements SQL spatial functions such as <text:span text:style-name="T1">AsText()</text:span>, <text:span text:style-name="T1">GeomFromText()</text:span>, <text:span text:style-name="T1">Area()</text:span>, <text:span text:style-name="T1">PointN()</text:span> and alike</text:p>
            </text:list-item>
            <text:list-item>
              <text:p text:style-name="P1"><text:tab/>the complete set of <text:span text:style-name="T2">OpenGis</text:span> functions is supported <text:span text:style-name="T2">via</text:span> <text:span text:style-name="T1">GEOS</text:span>, this comprehending sophisticated spatial analysis functions such as <text:span text:style-name="T1">Overlaps()</text:span>, <text:span text:style-name="T1">Touches()</text:span>, <text:span text:style-name="T1">Union()</text:span>, <text:span text:style-name="T1">Buffer()</text:span> ..</text:p>
            </text:list-item>
            <text:list-item>
              <text:p text:style-name="P1"><text:tab/>supports full <text:span text:style-name="T1">Spatial metadata</text:span> along the <text:span text:style-name="T2">OpenGis specifications</text:span></text:p>
            </text:list-item>
            <text:list-item>
              <text:p text:style-name="P1"><text:tab/>supports importing and exporting from / to <text:span text:style-name="T2">shapefiles</text:span></text:p>
            </text:list-item>
            <text:list-item>
              <text:p text:style-name="P1"><text:tab/>supports <text:span text:style-name="T3">coordinate reprojection</text:span> <text:span text:style-name="T2">via</text:span> <text:span text:style-name="T1">PROJ.4</text:span> and <text:span text:style-name="T1">EPSG</text:span> geodetic parameters dataset</text:p>
            </text:list-item>
            <text:list-item>
              <text:p text:style-name="P1"><text:tab/>supports <text:span text:style-name="T3">locale charsets</text:span> <text:span text:style-name="T2">via</text:span> <text:span text:style-name="T1">GNU libiconv</text:span></text:p>
            </text:list-item>
            <text:list-item>
              <text:p text:style-name="P1"><text:tab/>implements a true <text:span text:style-name="T1">Spatial Index</text:span> based on the SQLite's RTree extension</text:p>
            </text:list-item>
          </text:list>
        </text:list-item>
        <text:list-item>
          <text:p text:style-name="P1"><text:tab/>the <text:span text:style-name="T1">VirtualShape</text:span> extension enables SQLite to access <text:span text:style-name="T3">shapefiles</text:span> as <text:span text:style-name="T1">VIRTUAL TABLE</text:span>s </text:p>
          <text:list>
            <text:list-item>
              <text:p text:style-name="P1"><text:tab/>you can then perform standard SQL queries on external shapefiles, with no need for importing or converting them</text:p>
            </text:list-item>
          </text:list>
        </text:list-item>
        <text:list-item>
          <text:p text:style-name="P1"><text:tab/>the <text:span text:style-name="T1">VirtualText</text:span> extension enables SQLite to access <text:span text:style-name="T3">CSV/TxtTab files</text:span> as <text:span text:style-name="T1">VIRTUAL TABLE</text:span>s </text:p>
          <text:list>
            <text:list-item>
              <text:p text:style-name="P1"><text:tab/>you can then perform standard SQL queries on external CSV/TxtTab files, with no need for importing or converting them</text:p>
            </text:list-item>
          </text:list>
        </text:list-item>
        <text:list-item>
          <text:p text:style-name="P1"><text:tab/>the <text:span text:style-name="T1">GUI tool</text:span> supports all this, in an <text:span text:style-name="T2">user friendly</text:span> way</text:p>
        </text:list-item>
      </text:list>
      <text:p text:style-name="Normal"/>
      <text:p text:style-name="Normal">Homepage</text:p>
      <text:p text:style-name="Normal"><text:a xlink:href="http://www.gaia-gis.it/spatialite/">http://www.gaia-gis.it/spatialite/</text:a> </text:p>
      <text:p text:style-name="Normal">License</text:p>
      <text:p text:style-name="Normal">MPL v1.1 and GPL v3 </text:p>
      <text:p text:style-name="Heading 2">Documentation</text:p>
      <text:p text:style-name="Normal">Documentation is available <text:a xlink:href="http://www.gaia-gis.it/spatialite/docs.html">online</text:a>. </text:p>
      <text:p text:style-name="Normal">Sample data is located on this disc at /home/user/spatialite/ and <text:a xlink:href="http://www.gaia-gis.it/spatialite/resources.html">online</text:a>. </text:p>
      <text:p text:style-name="Heading 2">Running</text:p>
      <text:p text:style-name="Normal">To explore a SpatiaLite database on the Live DVD, click on the SpatiaLite GIS, SpatiaLite GUI or QGIS link on the desktop.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 fo:keep-with-next="auto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